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Rocco Bichler</text:span></text:p>
      <text:p text:style-name="P3"><text:tab/><text:tab/></text:p>
      <text:p text:style-name="P2"><text:span text:style-name="Highlighted_20_with_20_gray_20_Char"><text:span text:style-name="T4">Placeat repudiandae omnis odit voluptatibus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d689c590-dd48-48e5-8d8f-7474826ee2c6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56e10b24-5e34-4c54-bcf5-b038cd43a21f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e87768c1-cc75-4ece-a63d-02172e5deecc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julian@cartwright.biz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